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9626be" officeooo:paragraph-rsid="009626be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97a979" officeooo:paragraph-rsid="00996279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996279" officeooo:paragraph-rsid="00996279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984859" officeooo:paragraph-rsid="00984859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9ae021" officeooo:paragraph-rsid="009ae021" style:font-size-asian="10pt" style:font-size-complex="10pt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fo:font-size="10pt" fo:font-weight="bold" officeooo:rsid="009c033d" officeooo:paragraph-rsid="009c033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officeooo:rsid="0030f4a0" officeooo:paragraph-rsid="00958c3f"/>
    </style:style>
    <style:style style:name="P15" style:family="paragraph" style:parent-style-name="Standard">
      <style:paragraph-properties fo:line-height="100%"/>
      <style:text-properties officeooo:rsid="009c033d" officeooo:paragraph-rsid="009c033d"/>
    </style:style>
    <style:style style:name="P16" style:family="paragraph" style:parent-style-name="Standard" style:list-style-name="L1">
      <style:paragraph-properties fo:line-height="100%"/>
      <style:text-properties officeooo:rsid="009ae021" officeooo:paragraph-rsid="009ae021"/>
    </style:style>
    <style:style style:name="P17" style:family="paragraph" style:parent-style-name="Standard" style:list-style-name="L1">
      <style:paragraph-properties fo:line-height="100%"/>
      <style:text-properties fo:font-size="10pt" officeooo:rsid="0097a979" officeooo:paragraph-rsid="009dca64" style:font-size-asian="10pt" style:font-size-complex="10pt"/>
    </style:style>
    <style:style style:name="P18" style:family="paragraph" style:parent-style-name="Standard" style:list-style-name="L1">
      <style:paragraph-properties fo:line-height="100%"/>
      <style:text-properties fo:font-size="10pt" officeooo:rsid="0097a979" officeooo:paragraph-rsid="00a032f5" style:font-size-asian="10pt" style:font-size-complex="10pt"/>
    </style:style>
    <style:style style:name="P19" style:family="paragraph" style:parent-style-name="Standard" style:list-style-name="L1">
      <style:paragraph-properties fo:line-height="100%"/>
      <style:text-properties officeooo:rsid="0097a979" officeooo:paragraph-rsid="009dca6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8a794" style:font-size-asian="10pt" style:font-size-complex="10pt"/>
    </style:style>
    <style:style style:name="T3" style:family="text">
      <style:text-properties fo:font-size="10pt" officeooo:rsid="00617772" style:font-size-asian="10pt" style:font-size-complex="10pt"/>
    </style:style>
    <style:style style:name="T4" style:family="text">
      <style:text-properties fo:font-size="10pt" officeooo:rsid="009392f4" style:font-size-asian="10pt" style:font-size-complex="10pt"/>
    </style:style>
    <style:style style:name="T5" style:family="text">
      <style:text-properties fo:font-size="10pt" officeooo:rsid="0094e782" style:font-size-asian="10pt" style:font-size-complex="10pt"/>
    </style:style>
    <style:style style:name="T6" style:family="text">
      <style:text-properties fo:font-size="10pt" officeooo:rsid="00958c3f" style:font-size-asian="10pt" style:font-size-complex="10pt"/>
    </style:style>
    <style:style style:name="T7" style:family="text">
      <style:text-properties fo:font-size="10pt" officeooo:rsid="0097a979" style:font-size-asian="10pt" style:font-size-complex="10pt"/>
    </style:style>
    <style:style style:name="T8" style:family="text">
      <style:text-properties fo:font-size="10pt" officeooo:rsid="009ae021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9dca64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9e0612" style:font-size-asian="10pt" style:font-weight-asian="normal" style:font-size-complex="10pt" style:font-weight-complex="normal"/>
    </style:style>
    <style:style style:name="T12" style:family="text">
      <style:text-properties officeooo:rsid="0029ce57"/>
    </style:style>
    <style:style style:name="T13" style:family="text">
      <style:text-properties officeooo:rsid="009626be"/>
    </style:style>
    <style:style style:name="T14" style:family="text">
      <style:text-properties officeooo:rsid="0097a979"/>
    </style:style>
    <style:style style:name="T15" style:family="text">
      <style:text-properties officeooo:rsid="00996279"/>
    </style:style>
    <style:style style:name="T16" style:family="text">
      <style:text-properties officeooo:rsid="009e5c14"/>
    </style:style>
    <style:style style:name="T17" style:family="text">
      <style:text-properties officeooo:rsid="00a032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Name</text:p>
          </table:table-cell>
          <table:table-cell table:style-name="Table1.B1" office:value-type="string">
            <text:p text:style-name="P14"><text:span text:style-name="T3">Ex1_</text:span><text:span text:style-name="T4">5</text:span><text:span text:style-name="T2"> </text:span><text:span text:style-name="T5">READING FILES </text:span><text:span text:style-name="T6">PART 2 of 2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2">Challenge</text:span> </text:p>
          </table:table-cell>
          <table:table-cell table:style-name="Table1.B2" office:value-type="string">
            <text:p text:style-name="P1">Process <text:span text:style-name="T13">hierarchical structured data <text:s/></text:span></text:p>
          </table:table-cell>
        </table:table-row>
        <table:table-row table:style-name="Table1.1">
          <table:table-cell table:style-name="Table1.A3" office:value-type="string">
            <text:p text:style-name="P13">Prereqs</text:p>
          </table:table-cell>
          <table:table-cell table:style-name="Table1.B4" office:value-type="string">
            <text:p text:style-name="P2">file <text:span text:style-name="T13">sundb</text:span></text:p>
          </table:table-cell>
        </table:table-row>
        <table:table-row table:style-name="Table1.1">
          <table:table-cell table:style-name="Table1.A3" office:value-type="string">
            <text:p text:style-name="P13">Narrative</text:p>
          </table:table-cell>
          <table:table-cell table:style-name="Table1.B4" office:value-type="string">
            <text:p text:style-name="P3">In part 1 you had to do some research to figure out how to process a specific data format (ascii) but the solution didn’t require complex python skills. <text:s/>In part 2 you’re dealing with a simple text file but you’ll need to use your python skills to parse the file properly.</text:p>
            <text:p text:style-name="P3"/>
            <text:p text:style-name="P3">The sundb file contains a printout of the (modified) directory structure from the sun image database (<text:a xlink:type="simple" xlink:href="http://groups.csail.mit.edu/vision/SUN/" text:style-name="Internet_20_link" text:visited-style-name="Visited_20_Internet_20_Link">http://groups.csail.mit.edu/vision/SUN/</text:a>). <text:s/><text:span text:style-name="T14">You easily discover everything you need to know about the data by inspecting the file contents.</text:span></text:p>
          </table:table-cell>
        </table:table-row>
        <table:table-row table:style-name="Table1.1">
          <table:table-cell table:style-name="Table1.A1" office:value-type="string">
            <text:p text:style-name="P12">Instructions</text:p>
          </table:table-cell>
          <table:table-cell table:style-name="Table1.B5" office:value-type="string">
            <text:p text:style-name="P8">Script <text:s/>(<text:span text:style-name="T14">1</text:span> flag)</text:p>
            <text:p text:style-name="P4">Write a script <text:span text:style-name="T15">that</text:span>:</text:p>
            <text:list xml:id="list1617464036542245841" text:style-name="L1">
              <text:list-item>
                <text:p text:style-name="P16"><text:span text:style-name="T7">i</text:span><text:span text:style-name="T1">s named solution.py</text:span></text:p>
              </text:list-item>
              <text:list-item>
                <text:p text:style-name="P18">counts the number of images in each category <text:span text:style-name="T16">(from the “sundb” file)</text:span></text:p>
              </text:list-item>
              <text:list-item>
                <text:p text:style-name="P19"><text:span text:style-name="T1">save the results to a </text:span><text:span text:style-name="T8">new </text:span><text:span text:style-name="T1">file named “images’ in the following format:</text:span></text:p>
                <text:p text:style-name="P17">abby = 50</text:p>
                <text:p text:style-name="P17">airplane_cabin = 50</text:p>
                <text:p text:style-name="P17">airport_terminal = 50</text:p>
                <text:p text:style-name="P17">alley = 50</text:p>
                <text:p text:style-name="P17">...</text:p>
              </text:list-item>
            </text:list>
            <text:p text:style-name="P6"/>
            <text:p text:style-name="P5">Your <text:span text:style-name="T17">images </text:span>file must be formatted exactly as shown above: </text:p>
            <text:p text:style-name="P5">&lt;catagory&gt; space &lt;equal sign&gt; space &lt;count&gt;</text:p>
            <text:p text:style-name="P5"/>
            <text:p text:style-name="P7">Once you think you have it, ensure your solution (solution.py) is in the same directory as test_solution.pyc and then run test_solution.pyc. <text:s/>If all tests pass, you will receive a flag.</text:p>
            <text:p text:style-name="P7"/>
            <text:p text:style-name="P9">Bonus Flag:</text:p>
            <text:p text:style-name="P15"><text:span text:style-name="T9">There are many ways to obtain the above output. <text:s/></text:span><text:span text:style-name="T10">The test_solution script also checks for a few extra subtleties that could earn you a bonus flag. <text:s/></text:span><text:span text:style-name="T11">You will not be told what the extra checks are.</text:span><text:span text:style-name="T10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6</meta:editing-cycles>
    <meta:creation-date>2016-06-29T12:46:00</meta:creation-date>
    <dc:date>2016-10-10T20:13:32.029711535</dc:date>
    <meta:editing-duration>P1DT6H19M4S</meta:editing-duration>
    <meta:generator>LibreOffice/5.1.5.2$Linux_X86_64 LibreOffice_project/10$Build-2</meta:generator>
    <meta:document-statistic meta:table-count="1" meta:image-count="0" meta:object-count="0" meta:page-count="1" meta:paragraph-count="25" meta:word-count="242" meta:character-count="1391" meta:non-whitespace-character-count="117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